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13cm" fo:min-width="4.263cm" fo:wrap-option="wrap" loext:decorative="false"/>
    </style:style>
    <style:style style:name="gr2" style:family="graphic" style:parent-style-name="standard">
      <style:graphic-properties draw:fill="solid" draw:fill-color="#ffde59" draw:textarea-horizontal-align="justify" draw:textarea-vertical-align="middle" draw:auto-grow-height="false" fo:min-height="1.14cm" fo:min-width="1.089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e5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63cm" svg:height="4.763cm" svg:x="10.207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88cm" svg:height="2.223cm" svg:x="7.032cm" svg:y="7.35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ustom-shape draw:style-name="gr2" draw:text-style-name="P2" xml:id="id2" draw:id="id2" draw:layer="layout" svg:width="1.588cm" svg:height="2.223cm" svg:x="3.54cm" svg:y="12.112cm">
          <text:p text:style-name="P1"><text:span text:style-name="T1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position-x="?f7" draw:handle-position-y="$0" draw:handle-range-y-minimum="0" draw:handle-range-y-maximum="10800"/>
          </draw:enhanced-geometry>
        </draw:custom-shape>
        <draw:connector draw:style-name="gr3" draw:text-style-name="P3" draw:layer="layout" svg:x1="7.826cm" svg:y1="9.573cm" svg:x2="4.334cm" svg:y2="12.668cm" draw:start-shape="id1" draw:end-shape="id2" draw:end-glue-point="4" svg:d="M7826 9573v1269h-3492v1826" svg:viewBox="0 0 3493 309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9T13:56:08.251725851</meta:creation-date>
    <dc:date>2025-12-19T14:06:37.945324734</dc:date>
    <meta:editing-duration>PT10M30S</meta:editing-duration>
    <meta:editing-cycles>2</meta:editing-cycles>
    <meta:generator>LibreOffice/25.8.3.2$Linux_X86_64 LibreOffice_project/580$Build-2</meta:generator>
    <meta:document-statistic meta:object-count="4"/>
  </office:meta>
</office:document-meta>
</file>